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bd7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EXT1/EXT2</text:p>
          </table:table-cell>
          <table:table-cell table:style-name="ce2" office:value-type="string" calcext:value-type="string">
            <text:p>RAMPS/M265</text:p>
          </table:table-cell>
        </table:table-row>
        <table:table-row table:style-name="ro1">
          <table:table-cell table:style-name="ce1" office:value-type="string" calcext:value-type="string">
            <text:p>LCD_RS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LCD_EN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LCD_D4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LCD_D5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LCD_D6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LCD_D7</text:p>
          </table:table-cell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float" office:value="2.7" calcext:value-type="float">
            <text:p>2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_S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2.2" calcext:value-type="float">
            <text:p>2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ce/10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ATTINY841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microchip-technology/ATTINY841-SSU/ATTINY841-SSU-ND/4437435" xlink:type="simple">dk</text:a></text:p>
          </table:table-cell>
        </table:table-row>
        <table:table-row table:style-name="ro1">
          <table:table-cell office:value-type="string" calcext:value-type="string">
            <text:p>ATTINY828</text:p>
          </table:table-cell>
          <table:table-cell office:value-type="float" office:value="0.93" calcext:value-type="float">
            <text:p>0.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digikey.com/product-detail/en/microchip-technology/ATTINY828-AU/ATTINY828-AU-ND/3608500" xlink:type="simple">dk</text:a></text:p>
          </table:table-cell>
        </table:table-row>
        <table:table-row table:style-name="ro1">
          <table:table-cell office:value-type="string" calcext:value-type="string">
            <text:p>ATtiny1634</text:p>
          </table:table-cell>
          <table:table-cell office:value-type="float" office:value="1.31" calcext:value-type="float">
            <text:p>1.31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16:25.188020472</meta:creation-date>
    <dc:date>2017-08-31T22:13:37.889804163</dc:date>
    <meta:editing-duration>PT2H46M11S</meta:editing-duration>
    <meta:editing-cycles>2</meta:editing-cycles>
    <meta:generator>LibreOffice/5.1.6.2$Linux_X86_64 LibreOffice_project/10m0$Build-2</meta:generator>
    <meta:document-statistic meta:table-count="2" meta:cell-count="54" meta:object-count="0"/>
  </office:meta>
</office:document-meta>
</file>